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a397" style:font-style-asian="normal" style:font-style-complex="normal"/>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6a3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052464626477131753"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148">Селестия подняла голову и я увидел, что у неё из глаз текут слёзы от беззвучного смеха. Я озадаченно почесал затылок.</text:p>
      <text:p text:style-name="P1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text:span text:style-name="T76">ь</text:span>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148">– Расслабься. Отпусти свои мысли. Постарайся не думать, – <text:span text:style-name="T76">а</text:span>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text:span text:style-name="T76">е ощущение</text:span>.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text:span text:style-name="T76">Впрочем, н</text:span>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text:span text:style-name="T76">расплющил</text:span>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text:span text:style-name="T76">Твои воспоминания почти раздавили меня. </text:span>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text:span text:style-name="T76">У</text:span>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text:soft-page-break/>–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text:soft-page-break/>–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text:soft-page-break/>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text:soft-page-break/>–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text:soft-page-break/>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text:soft-page-break/>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text:soft-page-break/>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text:soft-page-break/>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text:soft-page-break/>–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text:soft-page-break/>–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text:soft-page-break/>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text:soft-page-break/>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text:soft-page-break/>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text:soft-page-break/>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text:soft-page-break/>–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text:soft-page-break/>–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text:soft-page-break/>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text:soft-page-break/>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text:soft-page-break/>–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text:soft-page-break/>–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text:soft-page-break/>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text:soft-page-break/>–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text:soft-page-break/>–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text:soft-page-break/>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text:soft-page-break/>–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text:soft-page-break/>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text:soft-page-break/>–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text:soft-page-break/>–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text:soft-page-break/>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text:soft-page-break/>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text:soft-page-break/>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text:soft-page-break/>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text:soft-page-break/>–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text:soft-page-break/>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text:soft-page-break/>–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oft-page-break/><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text:soft-page-break/>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text:soft-page-break/>–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text:soft-page-break/>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text:soft-page-break/>–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text:soft-page-break/>–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oft-page-break/><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oft-page-break/><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text:soft-page-break/></text:p>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text:soft-page-break/>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text:soft-page-break/>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oft-page-break/><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oft-page-break/><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oft-page-break/><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2"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29T15:53:13.017434625</dc:date>
    <meta:editing-duration>P147DT7H33M58S</meta:editing-duration>
    <meta:editing-cycles>9357</meta:editing-cycles>
    <meta:generator>LibreOffice/5.1.6.2$Linux_X86_64 LibreOffice_project/10m0$Build-2</meta:generator>
    <meta:printed-by>макс </meta:printed-by>
    <meta:print-date>2017-08-23T21:51:29.95</meta:print-date>
    <meta:document-statistic meta:table-count="0" meta:image-count="0" meta:object-count="0" meta:page-count="236" meta:paragraph-count="4740" meta:word-count="101224" meta:character-count="670668" meta:non-whitespace-character-count="569701"/>
  </office:meta>
</office:document-meta>
</file>